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Yu Gothic" svg:font-family="'Yu Gothic'"/>
    <style:font-face style:name="ＭＳ ゴシック" svg:font-family="'ＭＳ ゴシック'" style:font-adornments="標準" style:font-family-generic="modern" style:font-pitch="fixed"/>
    <style:font-face style:name="游ゴシック" svg:font-family="游ゴシック" style:font-adornments="標準" style:font-family-generic="moder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font-name="ＭＳ ゴシック" fo:font-size="10pt" fo:language="fj" fo:country="FJ" style:font-name-asian="游ゴシック" style:font-size-asian="10pt" style:font-size-complex="10pt"/>
    </style:style>
    <style:style style:name="ce2" style:family="table-cell" style:parent-style-name="Default" style:data-style-name="N0">
      <style:text-properties style:use-window-font-color="true" style:font-name="ＭＳ ゴシック" fo:font-size="10pt" fo:language="fj" fo:country="FJ" style:font-name-asian="游ゴシック" style:font-size-asian="10pt" style:font-size-complex="10pt"/>
    </style:style>
    <style:style style:name="ce3" style:family="table-cell" style:parent-style-name="Default">
      <style:text-properties style:use-window-font-color="true" style:font-name="ＭＳ ゴシック" fo:font-size="10pt" fo:language="fj" fo:country="FJ" style:font-name-asian="游ゴシック" style:font-size-asian="10pt" style:language-asian="ja" style:country-asian="JP" style:font-name-complex="Yu Gothic" style:font-size-complex="10pt" style:language-complex="hi" style:country-complex="IN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フレームワーク設計における留意点</text:p>
          </table:table-cell>
          <table:table-cell table:number-columns-repeated="1023"/>
        </table:table-row>
        <table:table-row table:style-name="ro2">
          <table:table-cell/>
          <table:table-cell table:style-name="ce2" office:value-type="string">
            <text:p>laravel方式設計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全体画面、ヘッダ画面、ツリー画面、詳細画面の存在を前提としたものであること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画面が参照権限のみであることを示す変数など、共通的に用いるクラス変数が定まっていること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>
            <text:p>レスポンシブルWEBデザインを想定していること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システム休止機能の存在を想定していること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共通クラス設計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コピー、削除、移動を共通化すること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DBアクセスを共通化すること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DB登録時の新規番号取得を共通化すること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ファイル入出力を共通化すること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ログ出力を共通化すること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メッセージ表示を共通化すること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上記以外の何らかの共通機能が明らかになった時に、追加することを想定していること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共通関数やクラス名が、コード設計コード一覧のID体系に準拠していること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※スパイラル０１では、PG段階では上記の機能自体は必ずしも必要ない　上記拡張ができるクラス構造、フォルダ構造であれば良い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Yu Gothic" svg:font-family="'Yu Gothic'"/>
    <style:font-face style:name="ＭＳ ゴシック" svg:font-family="'ＭＳ ゴシック'" style:font-adornments="標準" style:font-family-generic="modern" style:font-pitch="fixed"/>
    <style:font-face style:name="游ゴシック" svg:font-family="游ゴシック" style:font-adornments="標準" style:font-family-generic="moder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1">2021/07/01</text:date>, <text:time>09:5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7M48S</meta:editing-duration>
    <meta:editing-cycles>5</meta:editing-cycles>
    <meta:generator>OpenOffice/4.1.10$Win32 OpenOffice.org_project/4110m2$Build-9807</meta:generator>
    <dc:date>2021-07-01T09:57:02.06</dc:date>
    <meta:document-statistic meta:table-count="1" meta:cell-count="16" meta:object-count="0"/>
    <meta:user-defined meta:name="Info 1"/>
    <meta:user-defined meta:name="Info 2"/>
    <meta:user-defined meta:name="Info 3"/>
    <meta:user-defined meta:name="Info 4"/>
  </office:meta>
</office:document-meta>
</file>